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75cm" fo:min-width="7.75cm" style:writing-mode="lr-tb"/>
      <style:paragraph-properties style:writing-mode="lr-tb"/>
    </style:style>
    <style:style style:name="gr2" style:family="graphic" style:parent-style-name="standard">
      <style:graphic-properties draw:fill="solid" draw:fill-color="#ff69b4" draw:textarea-horizontal-align="justify" draw:textarea-vertical-align="middle" draw:auto-grow-height="false" fo:min-height="1.75cm" fo:min-width="2.75cm" style:writing-mode="lr-tb"/>
      <style:paragraph-properties style:writing-mode="lr-tb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5" style:family="graphic" style:parent-style-name="standard" style:list-style-name="L1">
      <style:graphic-properties draw:fill="solid" draw:fill-color="#00ff00" draw:textarea-horizontal-align="justify" draw:textarea-vertical-align="middle" draw:auto-grow-height="false" fo:min-height="0.458cm" fo:min-width="5.334cm" style:writing-mode="lr-tb"/>
      <style:paragraph-properties style:writing-mode="lr-tb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 fo:min-height="0.458cm" fo:min-width="2.86cm" style:writing-mode="lr-tb"/>
      <style:paragraph-properties style:writing-mode="lr-tb"/>
    </style:style>
    <style:style style:name="gr7" style:family="graphic" style:parent-style-name="standard">
      <style:graphic-properties draw:fill="solid" draw:fill-color="#f5deb3" draw:textarea-horizontal-align="justify" draw:textarea-vertical-align="top" draw:auto-grow-height="false" fo:min-height="5.751cm" fo:min-width="4.672cm" style:writing-mode="lr-tb"/>
      <style:paragraph-properties style:writing-mode="lr-tb"/>
    </style:style>
    <style:style style:name="gr8" style:family="graphic" style:parent-style-name="standard">
      <style:graphic-properties draw:fill="solid" draw:fill-color="#f5deb3" draw:textarea-horizontal-align="justify" draw:textarea-vertical-align="top" draw:auto-grow-height="false" fo:min-height="5.751cm" fo:min-width="4.976cm" style:writing-mode="lr-tb"/>
      <style:paragraph-properties style:writing-mode="lr-tb"/>
    </style:style>
    <style:style style:name="gr9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69b4"/>
      <style:paragraph-properties fo:text-align="center" style:writing-mode="lr-tb"/>
    </style:style>
    <style:style style:name="P4" style:family="paragraph">
      <loext:graphic-properties draw:fill="solid" draw:fill-color="#00ff00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5deb3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25cm" svg:height="1cm" svg:x="1cm" svg:y="1cm">
          <text:p text:style-name="P1">Usario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25cm" svg:height="1cm" svg:x="20.45cm" svg:y="1cm">
          <text:p text:style-name="P1">Calendar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4cm" svg:x="12cm" svg:y="1.5cm">
          <text:p text:style-name="P1">Vacacion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draw:layer="layout" svg:width="8.25cm" svg:height="1cm" svg:x="1cm" svg:y="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8.25cm" svg:height="1cm" svg:x="1cm" svg:y="4cm">
          <text:p text:style-name="P5">Pues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5cm" svg:height="1cm" svg:x="1cm" svg:y="6cm">
          <text:p text:style-name="P1">Departam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5cm" svg:height="1cm" svg:x="1cm" svg:y="3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8.25cm" svg:height="1cm" svg:x="1cm" svg:y="5cm">
          <text:p text:style-name="P5">Antigue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3cm">
          <text:p text:style-name="P1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4cm">
          <text:p text:style-name="P1">Labor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4.75cm" svg:height="1cm" svg:x="23.95cm" svg:y="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" draw:id="id1" draw:layer="layout" svg:width="8.5cm" svg:height="6cm" svg:x="1cm" svg:y="9.5cm">
          <text:p text:style-name="P1">Usuarios</text:p>
          <text:list text:style-name="L1">
            <text:list-item>
              <text:p text:style-name="P7">Id</text:p>
            </text:list-item>
            <text:list-item>
              <text:p text:style-name="P7">Nombre</text:p>
            </text:list-item>
            <text:list-item>
              <text:p text:style-name="P7">Puesto</text:p>
            </text:list-item>
            <text:list-item>
              <text:p text:style-name="P7">Antiguedad</text:p>
            </text:list-item>
            <text:list-item>
              <text:p text:style-name="P7">Departamento</text:p>
            </text:list-item>
            <text:list-item>
              <text:p text:style-name="P7">Email</text:p>
            </text:list-item>
            <text:list-item>
              <text:p text:style-name="P7">Pass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8" xml:id="id2" draw:id="id2" draw:layer="layout" svg:width="9cm" svg:height="6cm" svg:x="10cm" svg:y="9.5cm">
          <text:p text:style-name="P1">Vacaciones</text:p>
          <text:list text:style-name="L1">
            <text:list-item>
              <text:p text:style-name="P7">Id</text:p>
            </text:list-item>
            <text:list-item>
              <text:p text:style-name="P7">id_usuario</text:p>
            </text:list-item>
            <text:list-item>
              <text:p text:style-name="P7">Id_Fecha</text:p>
            </text:list-item>
            <text:list-item>
              <text:p text:style-name="P7">Aprobado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draw:type="lines" svg:x1="8.635cm" svg:y1="12.5cm" svg:x2="10.9cm" svg:y2="12.5cm" draw:start-shape="id1" draw:start-glue-point="9" draw:end-shape="id2" draw:end-glue-point="6" svg:d="M8635 12500h1367-503 1401" svg:viewBox="0 0 2266 1">
          <text:p text:style-name="P1">1<text:tab/><text:tab/><text:tab/></text:p>
          <text:p text:style-name="P1"><text:tab/><text:tab/>n</text:p>
        </draw:connector>
        <draw:custom-shape draw:style-name="gr8" draw:text-style-name="P8" xml:id="id3" draw:id="id3" draw:layer="layout" svg:width="9cm" svg:height="6cm" svg:x="19.7cm" svg:y="9.5cm">
          <text:p text:style-name="P1">Calendario</text:p>
          <text:list text:style-name="L1">
            <text:list-item>
              <text:p text:style-name="P7">Id</text:p>
            </text:list-item>
            <text:list-item>
              <text:p text:style-name="P7">Fecha</text:p>
            </text:list-item>
            <text:list-item>
              <text:p text:style-name="P7">Laborable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9" draw:layer="layout" draw:type="lines" svg:x1="20.6cm" svg:y1="12.5cm" svg:x2="18.084cm" svg:y2="12.5cm" draw:start-shape="id3" draw:start-glue-point="6" draw:end-shape="id2" draw:end-glue-point="9" svg:d="M20600 12500h-1401 303-1418" svg:viewBox="0 0 2517 1">
          <text:p text:style-name="P1">n<text:tab/><text:tab/><text:tab/></text:p>
          <text:p text:style-name="P1"><text:tab/><text:tab/>1</text:p>
        </draw:connector>
        <draw:custom-shape draw:style-name="gr3" draw:text-style-name="P4" draw:layer="layout" svg:width="8.25cm" svg:height="1cm" svg:x="1.001cm" svg:y="7.001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25cm" svg:height="1cm" svg:x="1.001cm" svg:y="8.001cm">
          <text:p text:style-name="P1">p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6T11:39:19.818000000</meta:creation-date>
    <dc:date>2023-07-11T08:51:44.306000000</dc:date>
    <meta:editing-duration>P1D</meta:editing-duration>
    <meta:editing-cycles>4</meta:editing-cycles>
    <meta:generator>LibreOffice/7.5.1.2$Windows_X86_64 LibreOffice_project/fcbaee479e84c6cd81291587d2ee68cba099e129</meta:generator>
    <meta:document-statistic meta:object-count="18"/>
  </office:meta>
</office:document-meta>
</file>